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 style:list-style-name="L1"/>
    <style:style style:name="P5" style:family="paragraph" style:parent-style-name="Standard" style:list-style-name="L2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flichtenheft</text:p>
      <text:p text:style-name="P1"/>
      <text:p text:style-name="P1">Automatische Fischfütterungsanlage mit Web-Interface</text:p>
      <text:p text:style-name="Standard"/>
      <text:p text:style-name="Standard"/>
      <text:p text:style-name="Standard">Die Fischfütterungsanlage soll eine Fütterung entweder automatisch in gewissen Zeitabständen, oder manuell über das Web-Interface ermöglichen. Zusätzlich verfügt diese Anlage über mehrere Sensoren die zum Warten des Aquariums hilfreich sind.</text:p>
      <text:p text:style-name="Standard"/>
      <text:p text:style-name="Standard"/>
      <text:p text:style-name="P2">Allgemeine Anforderungen:</text:p>
      <text:p text:style-name="Standard"/>
      <text:list xml:id="list31566832" text:style-name="L1">
        <text:list-item>
          <text:p text:style-name="P4">Universell einsetzbar</text:p>
        </text:list-item>
        <text:list-item>
          <text:p text:style-name="P4">Automatische Fütterung in Zeitintervallen (auch manuell möglich)</text:p>
        </text:list-item>
        <text:list-item>
          <text:p text:style-name="P4">Web-Interface</text:p>
        </text:list-item>
        <text:list-item>
          <text:p text:style-name="P4">Konfiguration via PC (Web-Interface)</text:p>
        </text:list-item>
        <text:list-item>
          <text:p text:style-name="P4">Sensoren (Temperatur, Wasserstand)</text:p>
        </text:list-item>
        <text:list-item>
          <text:p text:style-name="P4">Kompakte Ausführung</text:p>
        </text:list-item>
      </text:list>
      <text:p text:style-name="Standard"/>
      <text:p text:style-name="Standard"/>
      <text:p text:style-name="P2">Genaueres:</text:p>
      <text:p text:style-name="Standard"/>
      <text:list xml:id="list31584714" text:style-name="L2">
        <text:list-item>
          <text:p text:style-name="P5">Unsere Fischfütterungsanlage soll nicht nur in kleinen (30L Aquarien) sondern auch in großen (500L Aquarien) Anwendung finden.</text:p>
          <text:p text:style-name="P5"/>
        </text:list-item>
        <text:list-item>
          <text:p text:style-name="P5">Das Zeitintervall soll mit PC im Web-Interface konfiguriert werden können</text:p>
        </text:list-item>
      </text:list>
      <text:p text:style-name="Standard"/>
      <text:list xml:id="list31630066" text:continue-numbering="true" text:style-name="L2">
        <text:list-item>
          <text:p text:style-name="P5">Das Web-Interface soll optional auf einem zentralen Server laufen. Andernfalls auf eigenem Homeserver.</text:p>
        </text:list-item>
      </text:list>
      <text:p text:style-name="Standard"/>
      <text:list xml:id="list31644971" text:continue-numbering="true" text:style-name="L2">
        <text:list-item>
          <text:p text:style-name="P5">Die Sensoren werden folgende Daten erfassen (Wassertemperatur, Lufttemperatur, Wasserstand).</text:p>
          <text:p text:style-name="P5"/>
        </text:list-item>
        <text:list-item>
          <text:p text:style-name="P5">Diese Daten werden in eine Datenbank eingetragen und können im Web-Interface angezeigt werden.</text:p>
          <text:p text:style-name="P5"/>
        </text:list-item>
        <text:list-item>
          <text:p text:style-name="P5">Der Grundriss der Konstruktion ist so groß wie ein DIN A4 Blatt und 160 mm hoch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08T11:05:02.20</meta:creation-date>
    <meta:document-statistic meta:table-count="0" meta:image-count="0" meta:object-count="0" meta:page-count="1" meta:paragraph-count="17" meta:word-count="138" meta:character-count="1098"/>
    <dc:date>2011-08-08T11:50:49.44</dc:date>
    <meta:editing-duration>PT00H14M56S</meta:editing-duration>
    <meta:editing-cycles>1</meta:editing-cycles>
    <meta:generator>OpenOffice.org/3.2$Win32 OpenOffice.org_project/320m18$Build-9502</meta:generator>
  </office:meta>
</office:document-meta>
</file>